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 text:name="__Fieldmark__0_1898259849" field:type="vnd.oasis.opendocument.field.FORMDROPDOWN"><field:param field:name="Dropdown_ListEntry" field:value="1000"/><field:param field:name="Dropdown_ListEntry" field:value="2000"/><field:param field:name="Dropdown_ListEntry" field:value="3000"/><field:param field:name="Dropdown_ListEntry" field:value="4000"/><field:param field:name="Dropdown_Selected" field:value="2"/></field:field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4:58:51.844725024</meta:creation-date>
    <dc:date>2019-03-07T14:59:48.287225272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3.0.0.alpha0$Linux_X86_64 LibreOffice_project/d161f2a968a191405dd066017a783ee7c883df59</meta:generator>
  </office:meta>
</office:document-meta>
</file>